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1A000000423576346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Este programa crea un nuevo archivo llamado archivo1 el cuál tiene permiso de escritura, lectura y ejecución para el grupo. Después se llama a la orden umask(0) para poner la máscara a 0 y después se crea un archivo2, que tiene las mismas características que el anterior. Después , con la orden stat comprobamos que los atributos del primer archivo sean accesibles.</text:p>
            <text:p text:style-name="Table_20_Contents">Con la orden chmod se hace la modificación de los permisos de archivo1. También se activa la asignación del GID del propietario al GID del proceso que ejecuta archivo1.</text:p>
            <text:p text:style-name="Table_20_Contents">Con la orden chmod se cambian también los permisos del archivo2 para tener los permisos de lectura y escritura para el grupo, y lectura para el resto de usuarios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#include&lt;sys/stat.h&gt;</text:p>
            <text:p text:style-name="Table_20_Contents">#include&lt;fcntl.h&gt;</text:p>
            <text:p text:style-name="Table_20_Contents">#include&lt;string.h&gt;</text:p>
            <text:p text:style-name="Table_20_Contents">#include&lt;stdlib.h&gt;</text:p>
            <text:p text:style-name="Table_20_Contents">#include&lt;stdio.h&gt;</text:p>
            <text:p text:style-name="Table_20_Contents">#include&lt;errno.h&gt;</text:p>
            <text:p text:style-name="Table_20_Contents">#include&lt;unistd.h&gt;</text:p>
            <text:p text:style-name="Table_20_Contents">#include&lt;dirent.h&gt;</text:p>
            <text:p text:style-name="Table_20_Contents"></text:p>
            <text:p text:style-name="Table_20_Contents">int main(int argc, char *argv[])</text:p>
            <text:p text:style-name="Table_20_Contents">{</text:p>
            <text:p text:style-name="Table_20_Contents"><text:s text:c="2"/>DIR *direct;</text:p>
            <text:p text:style-name="Table_20_Contents"><text:s text:c="2"/>unsigned int permisos;</text:p>
            <text:p text:style-name="Table_20_Contents"><text:s text:c="2"/>char *pathname;</text:p>
            <text:p text:style-name="Table_20_Contents"><text:s text:c="2"/>struct stat atributos;</text:p>
            <text:p text:style-name="Table_20_Contents"><text:s text:c="2"/>struct dirent *ed;</text:p>
            <text:p text:style-name="Table_20_Contents"><text:soft-page-break/><text:s text:c="2"/>char cadena[100];</text:p>
            <text:p text:style-name="Table_20_Contents"><text:s text:c="2"/>char cadena2[100];</text:p>
            <text:p text:style-name="Table_20_Contents"><text:s text:c="2"/>extern int errno;</text:p>
            <text:p text:style-name="Table_20_Contents"><text:s text:c="2"/>if (argc==3)</text:p>
            <text:p text:style-name="Table_20_Contents"><text:s text:c="2"/>{</text:p>
            <text:p text:style-name="Table_20_Contents"><text:tab/>pathname=argv[1];</text:p>
            <text:p text:style-name="Table_20_Contents"><text:tab/>direct=opendir(pathname);</text:p>
            <text:p text:style-name="Table_20_Contents"><text:tab/>permisos=strtol(argv[2],NULL,8);</text:p>
            <text:p text:style-name="Table_20_Contents"><text:s text:c="2"/>}</text:p>
            <text:p text:style-name="Table_20_Contents"><text:s text:c="2"/>else{</text:p>
            <text:p text:style-name="Table_20_Contents"><text:tab/>printf("Uso: ejercicio2.c &lt;pathname&gt; &lt;permisos&gt;\n");</text:p>
            <text:p text:style-name="Table_20_Contents"><text:tab/>exit(-1);</text:p>
            <text:p text:style-name="Table_20_Contents"><text:s text:c="2"/>}</text:p>
            <text:p text:style-name="Table_20_Contents"><text:s text:c="2"/>readdir(direct);</text:p>
            <text:p text:style-name="Table_20_Contents"><text:s text:c="2"/>while((ed=readdir(direct))!=NULL){</text:p>
            <text:p text:style-name="Table_20_Contents"><text:tab/>sprintf(cadena,"%s/%s",pathname,ed-&gt;d_name);</text:p>
            <text:p text:style-name="Table_20_Contents"><text:tab/>if(stat(cadena,&amp;atributos) &lt; 0) {</text:p>
            <text:p text:style-name="Table_20_Contents"><text:tab/><text:tab/>printf("\nError al intentar acceder a los atributos de archivo");</text:p>
            <text:p text:style-name="Table_20_Contents"><text:tab/><text:tab/>perror("\nError en lstat");</text:p>
            <text:p text:style-name="Table_20_Contents"><text:tab/><text:tab/>exit(-1);</text:p>
            <text:p text:style-name="Table_20_Contents"><text:tab/>}</text:p>
            <text:p text:style-name="Table_20_Contents"><text:tab/>if(S_ISREG(atributos.st_mode)){</text:p>
            <text:p text:style-name="Table_20_Contents"><text:tab/><text:tab/>sprintf(cadena2,"%s",ed-&gt;d_name);</text:p>
            <text:p text:style-name="Table_20_Contents"><text:tab/><text:tab/>printf("%s: %o ",cadena2,atributos.st_mode);</text:p>
            <text:p text:style-name="Table_20_Contents"><text:tab/><text:tab/>chmod(cadena,permisos);</text:p>
            <text:p text:style-name="Table_20_Contents"><text:tab/><text:tab/>if(chmod(cadena,permisos) &lt; 0) {</text:p>
            <text:p text:style-name="Table_20_Contents"><text:tab/><text:tab/><text:tab/>printf("Error: %s\n",strerror(errno));</text:p>
            <text:p text:style-name="Table_20_Contents"><text:tab/><text:tab/>}</text:p>
            <text:p text:style-name="Table_20_Contents"><text:tab/><text:tab/>else{</text:p>
            <text:p text:style-name="Table_20_Contents"><text:tab/><text:tab/><text:tab/>stat(cadena,&amp;atributos);</text:p>
            <text:p text:style-name="Table_20_Contents"><text:tab/><text:tab/><text:tab/>printf("%o \n",atributos.st_mode);</text:p>
            <text:p text:style-name="Table_20_Contents"><text:soft-page-break/><text:tab/><text:tab/>}</text:p>
            <text:p text:style-name="Table_20_Contents"><text:tab/>}</text:p>
            <text:p text:style-name="Table_20_Contents"><text:s text:c="2"/>}</text:p>
            <text:p text:style-name="Table_20_Contents"></text:p>
            <text:p text:style-name="Table_20_Contents"><text:s text:c="2"/>closedir(direct);</text:p>
            <text:p text:style-name="Table_20_Contents"><text:s text:c="2"/>return 0;</text:p>
            <text:p text:style-name="Table_20_Contents">}</text:p>
            <text:p text:style-name="Table_20_Contents">g++ -o ejercicio2 ejercicio2.c y ejecutamos con ./ejercicio2 &lt;pathname&gt; &lt;permisos&gt;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#include&lt;sys/types.h&gt;</text:p>
            <text:p text:style-name="Table_20_Contents">#include&lt;sys/stat.h&gt;</text:p>
            <text:p text:style-name="Table_20_Contents">#include&lt;fcntl.h&gt;</text:p>
            <text:p text:style-name="Table_20_Contents">#include&lt;string.h&gt;</text:p>
            <text:p text:style-name="Table_20_Contents">#include&lt;stdlib.h&gt;</text:p>
            <text:p text:style-name="Table_20_Contents">#include&lt;stdio.h&gt;</text:p>
            <text:p text:style-name="Table_20_Contents">#include&lt;errno.h&gt;</text:p>
            <text:p text:style-name="Table_20_Contents">#include&lt;unistd.h&gt;</text:p>
            <text:p text:style-name="Table_20_Contents">#include&lt;dirent.h&gt;</text:p>
            <text:p text:style-name="Table_20_Contents">#define mymask(mode) ((mode) &amp; ~S_IFMT)</text:p>
            <text:p text:style-name="Table_20_Contents"></text:p>
            <text:p text:style-name="Table_20_Contents">// Permisos de ejecución para grupo y otros.</text:p>
            <text:p text:style-name="Table_20_Contents">#define S_IFXGRPOTH 011</text:p>
            <text:p text:style-name="Table_20_Contents"></text:p>
            <text:p text:style-name="Table_20_Contents">// Se define la macro con la regla para comprobar si tiene permiso x en grupo y otros.</text:p>
            <text:p text:style-name="Table_20_Contents">#define regla1(mode) ((((mode) &amp; ~S_IFMT) &amp; 011) == S_IFXGRPOTH)</text:p>
            <text:p text:style-name="Table_20_Contents"></text:p>
            <text:p text:style-name="Table_20_Contents"><text:soft-page-break/><text:s text:c="2"/>void buscar_dir(DIR *direct, char pathname[], int *reg, int *tamanio){</text:p>
            <text:p text:style-name="Table_20_Contents"><text:s text:c="2"/>struct stat atributos;</text:p>
            <text:p text:style-name="Table_20_Contents"><text:s text:c="2"/>struct dirent *ed;</text:p>
            <text:p text:style-name="Table_20_Contents"><text:s text:c="2"/>DIR *direct_act;</text:p>
            <text:p text:style-name="Table_20_Contents"><text:s text:c="2"/>char cadena[500];</text:p>
            <text:p text:style-name="Table_20_Contents"><text:s text:c="2"/>while((ed=readdir(direct)) != NULL){</text:p>
            <text:p text:style-name="Table_20_Contents"><text:s text:c="2"/>// Ignorar el directorio actual y el supoerior</text:p>
            <text:p text:style-name="Table_20_Contents"><text:tab/>if (strcmp(ed-&gt;d_name, ".") != 0 &amp;&amp; strcmp(ed-&gt;d_name, "..") != 0){</text:p>
            <text:p text:style-name="Table_20_Contents"><text:tab/><text:tab/>sprintf(cadena,"%s/%s",pathname,ed-&gt;d_name);</text:p>
            <text:p text:style-name="Table_20_Contents"><text:tab/><text:tab/>if(stat(cadena,&amp;atributos) &lt; 0) {</text:p>
            <text:p text:style-name="Table_20_Contents"><text:tab/><text:tab/><text:tab/>printf("\nError al intentar acceder a los atributos del archivo");</text:p>
            <text:p text:style-name="Table_20_Contents"><text:tab/><text:tab/><text:tab/>perror("\nError en lstat");</text:p>
            <text:p text:style-name="Table_20_Contents"><text:tab/><text:tab/><text:tab/>exit(-1);</text:p>
            <text:p text:style-name="Table_20_Contents"><text:tab/><text:tab/>}</text:p>
            <text:p text:style-name="Table_20_Contents"><text:tab/><text:tab/>if (S_ISDIR(atributos.st_mode)){</text:p>
            <text:p text:style-name="Table_20_Contents"><text:tab/><text:tab/><text:tab/>if ((direct_act = opendir(cadena)) == NULL)</text:p>
            <text:p text:style-name="Table_20_Contents"><text:tab/><text:tab/><text:tab/><text:tab/>printf("\nError al abrir el directorio: [%s]\n",</text:p>
            <text:p text:style-name="Table_20_Contents"><text:tab/><text:tab/><text:tab/><text:tab/>cadena);</text:p>
            <text:p text:style-name="Table_20_Contents"><text:tab/><text:tab/><text:tab/>else</text:p>
            <text:p text:style-name="Table_20_Contents"><text:tab/><text:tab/><text:tab/><text:tab/>buscar_dir(direct_act, cadena, reg, tamanio);</text:p>
            <text:p text:style-name="Table_20_Contents"><text:tab/><text:tab/><text:tab/>}else{</text:p>
            <text:p text:style-name="Table_20_Contents"><text:tab/><text:tab/><text:tab/><text:tab/>printf("%s %ld \n", cadena, atributos.st_ino);</text:p>
            <text:p text:style-name="Table_20_Contents"><text:tab/><text:tab/><text:tab/><text:tab/>if (S_ISREG(atributos.st_mode)){</text:p>
            <text:p text:style-name="Table_20_Contents"><text:tab/><text:tab/><text:tab/><text:tab/><text:tab/>if (regla1(atributos.st_mode)){</text:p>
            <text:p text:style-name="Table_20_Contents"><text:tab/><text:tab/><text:tab/><text:tab/><text:tab/><text:tab/>(*reg)++;</text:p>
            <text:p text:style-name="Table_20_Contents"><text:tab/><text:tab/><text:tab/><text:tab/><text:tab/><text:tab/>(*tamanio) += (int) atributos.st_size;</text:p>
            <text:p text:style-name="Table_20_Contents"><text:tab/><text:tab/><text:tab/><text:tab/><text:tab/>}</text:p>
            <text:p text:style-name="Table_20_Contents"><text:tab/><text:tab/><text:tab/><text:tab/>}</text:p>
            <text:p text:style-name="Table_20_Contents"><text:tab/><text:tab/><text:tab/>}</text:p>
            <text:p text:style-name="Table_20_Contents"><text:tab/><text:tab/>}</text:p>
            <text:p text:style-name="Table_20_Contents"><text:tab/>}</text:p>
            <text:p text:style-name="Table_20_Contents"><text:soft-page-break/><text:tab/>closedir(direct);</text:p>
            <text:p text:style-name="Table_20_Contents"><text:s text:c="2"/>}</text:p>
            <text:p text:style-name="Table_20_Contents"><text:s text:c="2"/>int main(int argc, char *argv[])</text:p>
            <text:p text:style-name="Table_20_Contents"><text:s text:c="2"/>{</text:p>
            <text:p text:style-name="Table_20_Contents"><text:s text:c="2"/>DIR *direct;</text:p>
            <text:p text:style-name="Table_20_Contents"><text:s text:c="2"/>char pathname[500];</text:p>
            <text:p text:style-name="Table_20_Contents"><text:s text:c="2"/>int reg=0,tamanio=0;</text:p>
            <text:p text:style-name="Table_20_Contents"><text:s text:c="2"/>if (argc==2)</text:p>
            <text:p text:style-name="Table_20_Contents"><text:s text:c="2"/>{</text:p>
            <text:p text:style-name="Table_20_Contents"><text:tab/>strcpy(pathname,argv[1]);</text:p>
            <text:p text:style-name="Table_20_Contents"><text:s text:c="2"/>}</text:p>
            <text:p text:style-name="Table_20_Contents"><text:s text:c="2"/>else{</text:p>
            <text:p text:style-name="Table_20_Contents"><text:tab/>strcpy(pathname,".");</text:p>
            <text:p text:style-name="Table_20_Contents"><text:s text:c="2"/>}</text:p>
            <text:p text:style-name="Table_20_Contents"><text:s text:c="2"/>if((direct=opendir(pathname)) == NULL){</text:p>
            <text:p text:style-name="Table_20_Contents"><text:tab/>printf("\nError al abrir el directorio\n");</text:p>
            <text:p text:style-name="Table_20_Contents"><text:tab/>exit(-1);</text:p>
            <text:p text:style-name="Table_20_Contents"><text:s text:c="2"/>}</text:p>
            <text:p text:style-name="Table_20_Contents"><text:s text:c="2"/>printf("Los inodos son: \n\n");</text:p>
            <text:p text:style-name="Table_20_Contents"><text:s text:c="2"/>buscar_dir(direct,pathname,&amp;reg,&amp;tamanio);</text:p>
            <text:p text:style-name="Table_20_Contents"><text:s text:c="2"/>printf("Hay %d archivos regulares con permiso x para grupo y otros\n",reg);</text:p>
            <text:p text:style-name="Table_20_Contents"><text:s text:c="2"/>printf("El tamaño ocupado por los archivos es %d bytes\n",tamanio);</text:p>
            <text:p text:style-name="Table_20_Contents"><text:s text:c="2"/>return 0;</text:p>
            <text:p text:style-name="Table_20_Contents"><text:s text:c="2"/>}</text:p>
            <text:p text:style-name="Table_20_Contents"/>
            <text:p text:style-name="Table_20_Contents">g++ -o ejercicio3 ejercicio3.c y ./ejercicio3</text:p>
            <text:p text:style-name="Table_20_Contents">Los inodos son: </text:p>
            <text:p text:style-name="Table_20_Contents"></text:p>
            <text:p text:style-name="Table_20_Contents">./ejercicio2.cpp 5776330 </text:p>
            <text:p text:style-name="Table_20_Contents">./ejercicio3.c 5776336 </text:p>
            <text:p text:style-name="Table_20_Contents">./tarea2.c 5771615 </text:p>
            <text:p text:style-name="Table_20_Contents"><text:soft-page-break/>./ejercicio3.c~ 5776335 </text:p>
            <text:p text:style-name="Table_20_Contents">./tarea3.c 5771613 </text:p>
            <text:p text:style-name="Table_20_Contents">./ejercicio3 5776334 </text:p>
            <text:p text:style-name="Table_20_Contents">./ejercicio2 5776333 </text:p>
            <text:p text:style-name="Table_20_Contents">./ejercicio2.c 5776332 </text:p>
            <text:p text:style-name="Table_20_Contents">./tarea1.c 5771612 </text:p>
            <text:p text:style-name="Table_20_Contents">./ejercicio2.c~ 5776331 </text:p>
            <text:p text:style-name="Table_20_Contents">Hay 2 archivos regulares con permiso x para grupo y otros</text:p>
            <text:p text:style-name="Table_20_Contents">El tamaño ocupado por los archivos es 26819 bytes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1-10-05T09:46:35</meta:creation-date>
    <dc:date>2015-11-14T17:24:12</dc:date>
    <meta:print-date>2011-10-06T10:39:21</meta:print-date>
    <meta:editing-cycles>186</meta:editing-cycles>
    <meta:editing-duration>PT22H12M7S</meta:editing-duration>
    <dc:creator>jesus garcia</dc:creator>
    <meta:document-statistic meta:table-count="9" meta:image-count="1" meta:object-count="0" meta:page-count="7" meta:paragraph-count="161" meta:word-count="627" meta:character-count="5105"/>
    <meta:user-defined meta:name="Información 1"/>
    <meta:user-defined meta:name="Información 2"/>
    <meta:user-defined meta:name="Información 3"/>
    <meta:user-defined meta:name="Información 4"/>
  </office:meta>
</office:document-meta>
</file>